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17b2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paragraph-rsid="000117b2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Comic Sans MS" officeooo:paragraph-rsid="000117b2"/>
    </style:style>
    <style:style style:name="P4" style:family="paragraph" style:parent-style-name="Standard">
      <style:text-properties style:font-name="Comic Sans MS" officeooo:paragraph-rsid="000331e6"/>
    </style:style>
    <style:style style:name="P5" style:family="paragraph" style:parent-style-name="Standard">
      <style:text-properties style:font-name="Comic Sans MS" officeooo:paragraph-rsid="0006cb3a"/>
    </style:style>
    <style:style style:name="T1" style:family="text">
      <style:text-properties officeooo:rsid="000117b2"/>
    </style:style>
    <style:style style:name="T2" style:family="text">
      <style:text-properties officeooo:rsid="000331e6"/>
    </style:style>
    <style:style style:name="T3" style:family="text">
      <style:text-properties officeooo:rsid="0006cb3a"/>
    </style:style>
    <style:style style:name="T4" style:family="text">
      <style:text-properties officeooo:rsid="00075420"/>
    </style:style>
    <style:style style:name="T5" style:family="text">
      <style:text-properties officeooo:rsid="0007a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4e3 - Séquence I : évaluation intermédiaire</text:span></text:h>
      <text:p text:style-name="P1"><text:span text:style-name="T1"/></text:p>
      <text:p text:style-name="P2"><text:span text:style-name="T1">Répondez aux questions suivantes (en rédigeant vos réponses).</text:span></text:p>
      <text:p text:style-name="P1"><text:span text:style-name="T1"/></text:p>
      <text:p text:style-name="P3"><text:span text:style-name="T1">1) Quelles sont les questions auxquelles répond généralement un incipit ? (/ 1)</text:span></text:p>
      <text:p text:style-name="P5"><text:span text:style-name="T3">QQCOQP</text:span></text:p>
      <text:p text:style-name="P3"><text:span text:style-name="T1"/></text:p>
      <text:p text:style-name="P3"><text:span text:style-name="T1"/></text:p>
      <text:p text:style-name="P3"><text:span text:style-name="T1">2) Quelles sont les fonctions de l'incipit dans une nouvelle réaliste ? (/ </text:span><text:span text:style-name="T4">3</text:span><text:span text:style-name="T1">)</text:span></text:p>
      <text:p text:style-name="P5"><text:span text:style-name="T3">- donner des informations sur le cadre spatio-temporel, l'action, les personnages ;</text:span></text:p>
      <text:p text:style-name="P5"><text:span text:style-name="T3">- intéresser le lecteur ;</text:span></text:p>
      <text:p text:style-name="P5"><text:span text:style-name="T3">- créer un cadre réaliste.</text:span></text:p>
      <text:p text:style-name="P3"><text:span text:style-name="T1"/></text:p>
      <text:p text:style-name="P3"><text:span text:style-name="T1"/></text:p>
      <text:p text:style-name="P3"><text:span text:style-name="T1">3) </text:span><text:span text:style-name="T2">Qu'est-ce qu'un connecteur temporel ? Indiquez les catégories grammaticales les plus fréquentes, le type de déroulement chronologique qu'ils peuvent exprimer et </text:span><text:span text:style-name="T3">comment ils situent les actions les unes par rapport aux autres</text:span><text:span text:style-name="T2">. </text:span><text:span text:style-name="T4">(/ 3)</text:span></text:p>
      <text:p text:style-name="P3"><text:span text:style-name="T2"/></text:p>
      <text:p text:style-name="P5"><text:span text:style-name="T3">Les CT sont des mots de liaison qui indiquent comment les actions se succèdent dans le temps.</text:span></text:p>
      <text:p text:style-name="P5"><text:span text:style-name="T3">Ce sont le plus souvent des adverbes ou des locutions adverbiales.</text:span></text:p>
      <text:p text:style-name="P5"><text:span text:style-name="T3">Ils expriment le déroulement chronologique : succession des actions, date, apparition d'événements soudains.</text:span></text:p>
      <text:p text:style-name="P5"><text:span text:style-name="T3">Ils situent les actions les unes par rapport aux autres : antériorité, simultanéité, postériorité.</text:span></text:p>
      <text:p text:style-name="P4"><text:span text:style-name="T1"/></text:p>
      <text:p text:style-name="P4"><text:span text:style-name="T1"/></text:p>
      <text:p text:style-name="P4"><text:span text:style-name="T2">4) Quels sont les éléments qui concourent à créer un effet de réalité dans la nouvelle </text:span><text:span text:style-name="T3">de Maupassant, « Le petit Fût » </text:span><text:span text:style-name="T2">? </text:span><text:span text:style-name="T4">(/ 3)</text:span></text:p>
      <text:p text:style-name="P3"><text:span text:style-name="T2"/></text:p>
      <text:p text:style-name="P5"><text:span text:style-name="T3">- cadre spatio-temporel ;</text:span></text:p>
      <text:p text:style-name="P5"><text:span text:style-name="T3">- dialogue mimant l'accent normand ;</text:span></text:p>
      <text:p text:style-name="P5"><text:span text:style-name="T3">- action vraisemblable </text:span><text:span text:style-name="T5">et </text:span><text:span text:style-name="T3">personnages ordin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13:57:05.98</meta:creation-date>
    <dc:date>2013-09-20T14:35:57.46</dc:date>
    <meta:editing-duration>PT33M39S</meta:editing-duration>
    <meta:editing-cycles>4</meta:editing-cycles>
    <meta:generator>LibreOffice/4.0.5.2$Windows_x86 LibreOffice_project/5464147a081647a250913f19c0715bca595af2f</meta:generator>
    <meta:print-date>2013-09-20T14:11:48.09</meta:print-date>
    <meta:document-statistic meta:table-count="0" meta:image-count="0" meta:object-count="0" meta:page-count="1" meta:paragraph-count="17" meta:word-count="197" meta:character-count="1235" meta:non-whitespace-character-count="1055"/>
  </office:meta>
</office:document-meta>
</file>